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?</text:p>
          </table:table-cell>
          <table:table-cell/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table:number-columns-repeated="2"/>
        </table:table-row>
        <table:table-row table:style-name="ro1" table:number-rows-repeated="1048477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97:Sheet1.C1048576 Sheet1.C28:Sheet1.C9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12:39:51.0546006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10T12:40:33.779232737</dc:date>
    <meta:editing-duration>P1DT2H23M26S</meta:editing-duration>
    <meta:editing-cycles>142</meta:editing-cycles>
    <meta:generator>LibreOffice/7.3.1.3$Linux_X86_64 LibreOffice_project/30$Build-3</meta:generator>
    <meta:document-statistic meta:table-count="1" meta:cell-count="407" meta:object-count="0"/>
  </office:meta>
</office:document-meta>
</file>